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 style:master-page-name="First_20_Page">
      <style:table-properties style:width="15.921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5.921cm" style:rel-column-width="65535*"/>
    </style:style>
    <style:style style:name="Tabla1.1" style:family="table-row">
      <style:table-row-properties style:row-height="3.5cm" fo:keep-together="auto"/>
    </style:style>
    <style:style style:name="Tabla1.A1" style:family="table-cell">
      <style:table-cell-properties fo:padding="0cm" fo:border="none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cm" fo:padding-right="0cm" fo:padding-top="0.762cm" fo:padding-bottom="0.203cm" fo:border="none" style:writing-mode="lr-tb"/>
    </style:style>
    <style:style style:name="Tabla2" style:family="table">
      <style:table-properties style:width="15.76cm" style:rel-width="99%" fo:margin-left="0.166cm" fo:margin-top="0cm" fo:margin-bottom="0cm" table:align="left" style:writing-mode="lr-tb"/>
    </style:style>
    <style:style style:name="Tabla2.A" style:family="table-column">
      <style:table-column-properties style:column-width="15.76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2.A2" style:family="table-cell">
      <style:table-cell-properties fo:padding-left="1.016cm" fo:padding-right="0cm" fo:padding-top="0.381cm" fo:padding-bottom="0cm" fo:border-left="2.25pt dotted #bfbfbf" fo:border-right="none" fo:border-top="none" fo:border-bottom="none" style:writing-mode="lr-tb"/>
    </style:style>
    <style:style style:name="Tabla3" style:family="table">
      <style:table-properties style:width="15.76cm" style:rel-width="99%" fo:margin-left="0.166cm" fo:margin-top="0cm" fo:margin-bottom="0cm" table:align="left" style:writing-mode="lr-tb"/>
    </style:style>
    <style:style style:name="Tabla3.A" style:family="table-column">
      <style:table-column-properties style:column-width="15.7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1.016cm" fo:padding-right="0cm" fo:padding-top="0cm" fo:padding-bottom="0cm" fo:border-left="2.25pt dotted #bfbfbf" fo:border-right="none" fo:border-top="none" fo:border-bottom="none" style:writing-mode="lr-tb"/>
    </style:style>
    <style:style style:name="Tabla3.A2" style:family="table-cell">
      <style:table-cell-properties fo:padding-left="1.016cm" fo:padding-right="0cm" fo:padding-top="0.381cm" fo:padding-bottom="0cm" fo:border-left="2.25pt dotted #bfbfbf" fo:border-right="none" fo:border-top="none" fo:border-bottom="none" style:writing-mode="lr-tb"/>
    </style:style>
    <style:style style:name="Tabla4" style:family="table">
      <style:table-properties style:width="15.921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7.779cm" style:rel-column-width="32020*"/>
    </style:style>
    <style:style style:name="Tabla4.B" style:family="table-column">
      <style:table-column-properties style:column-width="8.142cm" style:rel-column-width="33514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cm" fo:border="none" style:writing-mode="lr-tb"/>
    </style:style>
    <style:style style:name="Tabla4.B1" style:family="table-cell">
      <style:table-cell-properties fo:padding-left="0.635cm" fo:padding-right="0cm" fo:padding-top="0cm" fo:padding-bottom="0cm" fo:border="none" style:writing-mode="lr-tb"/>
    </style:style>
    <style:style style:name="P1" style:family="paragraph" style:parent-style-name="Heading_20_2">
      <style:paragraph-properties fo:margin-top="0cm" fo:margin-bottom="0.071cm" style:contextual-spacing="false" fo:text-align="start" style:justify-single-word="false" fo:orphans="2" fo:widows="2"/>
      <style:text-properties fo:language="es" fo:country="ES" style:letter-kerning="false" style:language-asian="en" style:country-asian="US"/>
    </style:style>
    <style:style style:name="P2" style:family="paragraph" style:parent-style-name="Heading_20_3">
      <style:paragraph-properties fo:margin-top="0cm" fo:margin-bottom="0cm" style:contextual-spacing="false" fo:text-align="start" style:justify-single-word="false" fo:orphans="2" fo:widows="2"/>
      <style:text-properties fo:color="#595959" loext:opacity="100%" fo:font-size="11pt" fo:language="es" fo:country="ES" style:letter-kerning="false" style:font-size-asian="11pt" style:language-asian="en" style:country-asian="US" style:language-complex="ar" style:country-complex="SA"/>
    </style:style>
    <style:style style:name="P3" style:family="paragraph" style:parent-style-name="Heading_20_3">
      <style:paragraph-properties fo:margin-top="0cm" fo:margin-bottom="0cm" style:contextual-spacing="false" fo:text-align="start" style:justify-single-word="false" fo:orphans="2" fo:widows="2"/>
      <style:text-properties fo:color="#595959" loext:opacity="100%" fo:font-size="11pt" fo:language="es" fo:country="ES" style:letter-kerning="false" style:font-size-asian="11pt" style:language-asian="en" style:country-asian="US"/>
    </style:style>
    <style:style style:name="P4" style:family="paragraph" style:parent-style-name="Heading_20_3">
      <style:paragraph-properties fo:margin-top="0cm" fo:margin-bottom="0cm" style:contextual-spacing="false" fo:text-align="start" style:justify-single-word="false" fo:orphans="2" fo:widows="2"/>
      <style:text-properties fo:color="#595959" loext:opacity="100%" fo:font-size="11pt" fo:language="es" fo:country="ES" style:letter-kerning="false" style:font-size-asian="11pt" style:language-asian="en" style:country-asian="US"/>
    </style:style>
    <style:style style:name="P5" style:family="paragraph" style:parent-style-name="Información_20_de_20_contacto">
      <style:paragraph-properties fo:margin-top="0cm" fo:margin-bottom="0cm" style:contextual-spacing="false" fo:orphans="2" fo:widows="2"/>
      <style:text-properties fo:color="#595959" loext:opacity="100%" fo:font-size="11pt" fo:language="es" fo:country="ES" style:letter-kerning="false" style:font-name-asian="Calibri1" style:font-size-asian="11pt" style:language-asian="en" style:country-asian="US" style:font-size-complex="11pt"/>
    </style:style>
    <style:style style:name="P6" style:family="paragraph" style:parent-style-name="List_20_Bullet" style:list-style-name="WWNum5">
      <style:paragraph-properties fo:margin-top="0cm" fo:margin-bottom="0cm" style:contextual-spacing="false" fo:text-align="start" style:justify-single-word="false" fo:orphans="2" fo:widows="2"/>
      <style:text-properties fo:color="#595959" loext:opacity="100%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595959" loext:opacity="100%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Title">
      <style:paragraph-properties fo:margin-top="0cm" fo:margin-bottom="0cm" style:contextual-spacing="true" fo:orphans="2" fo:widows="2"/>
      <style:text-properties officeooo:paragraph-rsid="000d36d3"/>
    </style:style>
    <style:style style:name="P9" style:family="paragraph" style:parent-style-name="Énfasis_20_en_20_la_20_información_20_de_20_contacto">
      <style:paragraph-properties fo:margin-top="0cm" fo:margin-bottom="0cm" style:contextual-spacing="false" fo:orphans="2" fo:widows="2"/>
      <style:text-properties fo:font-size="11pt" fo:language="es" fo:country="ES" style:letter-kerning="false" style:font-name-asian="Calibri1" style:font-size-asian="11pt" style:language-asian="en" style:country-asian="US" style:font-size-complex="11pt"/>
    </style:style>
    <style:style style:name="P10" style:family="paragraph">
      <loext:graphic-properties draw:fill="solid" draw:fill-color="#1d824c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complex="es" style:country-complex="ES"/>
    </style:style>
    <style:style style:name="T2" style:family="text">
      <style:text-properties fo:color="#595959" loext:opacity="100%" fo:language="es" fo:country="ES" style:language-asian="en" style:country-asian="US" style:language-complex="es" style:country-complex="ES"/>
    </style:style>
    <style:style style:name="T3" style:family="text">
      <style:text-properties fo:color="#595959" loext:opacity="100%" fo:language="es" fo:country="ES" style:language-asian="en" style:country-asian="US" style:language-complex="ar" style:country-complex="SA"/>
    </style:style>
    <style:style style:name="T4" style:family="text">
      <style:text-properties fo:color="#595959" loext:opacity="100%" fo:language="es" fo:country="ES" officeooo:rsid="000d36d3" style:language-asian="en" style:country-asian="US" style:language-complex="ar" style:country-complex="SA"/>
    </style:style>
    <style:style style:name="T5" style:family="text">
      <style:text-properties style:language-complex="ar" style:country-complex="SA"/>
    </style:style>
    <style:style style:name="T6" style:family="text">
      <style:text-properties style:rfc-language-tag="es-ES-u-co-trad" fo:language="es" fo:country="ES" style:language-complex="es" style:country-complex="ES"/>
    </style:style>
    <style:style style:name="gr1" style:family="graphic">
      <style:graphic-properties draw:stroke="solid" svg:stroke-width="0.035cm" svg:stroke-color="#156038" draw:stroke-linejoin="miter" svg:stroke-linecap="butt" draw:fill="solid" draw:fill-color="#1d824c" draw:textarea-vertical-align="top" draw:auto-grow-height="false" fo:min-height="4.831cm" fo:min-width="0.593cm" fo:padding-top="0.125cm" fo:padding-bottom="0.125cm" fo:padding-left="0.25cm" fo:padding-right="0.25cm" fo:wrap-option="wrap" fo:margin-left="0cm" fo:margin-right="0.07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Intense_20_Emphasis"><text:span text:style-name="T4">Nombre</text:span></text:span></text:p>
            <text:p text:style-name="P5"><text:span text:style-name="T5"><text:text-input text:description="">Dirección</text:text-input></text:span><text:span text:style-name="T1"><text:s/></text:span><text:span text:style-name="T5"><text:text-input text:description="">·</text:text-input></text:span><text:span text:style-name="T1"><text:s/></text:span><text:span text:style-name="T5"><text:text-input text:description="">Teléfono</text:text-input></text:span></text:p>
            <text:p text:style-name="P9"><text:span text:style-name="T5"><text:text-input text:description="">Correo electrónico</text:text-input></text:span><text:span text:style-name="T1"><text:s/></text:span><text:span text:style-name="T5"><text:text-input text:description="">·</text:text-input></text:span><text:span text:style-name="T1"><text:s/></text:span><text:span text:style-name="T5"><text:text-input text:description="">Perfil de LinkedIn</text:text-input></text:span><text:span text:style-name="T1"><text:s/></text:span><text:span text:style-name="T5"><text:text-input text:description="">·</text:text-input></text:span><text:span text:style-name="T1"><text:s/></text:span><text:span text:style-name="T5"><text:text-input text:description="">Twitter/Blog/Cartera</text:text-input></text:span></text:p>
          </table:table-cell>
        </table:table-row>
        <table:table-row table:style-name="Tabla1.2">
          <table:table-cell table:style-name="Tabla1.A2" office:value-type="string">
            <text:p text:style-name="P7"><text:text-input text:description="">Para reemplazar este texto por el suyo, haga clic en él y comience a escribir. Exponga brevemente su objetivo profesional o resuma los aspectos que le hacen destacar. Use el lenguaje de la descripción del trabajo a modo de palabras clave.</text:text-input></text:p>
          </table:table-cell>
        </table:table-row>
      </table:table>
      <text:h text:style-name="Heading_20_1" text:outline-level="1"><draw:custom-shape text:anchor-type="char" draw:z-index="1" draw:name="Rectángulo 2" draw:style-name="gr1" draw:text-style-name="P10" svg:width="1.093cm" svg:height="5.081cm" svg:x="-2.75cm" svg:y="-7.50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ext-input text:description="">Experiencia</text:text-input>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2" text:outline-level="3"><text:text-input text:description="">Fecha de inicio – </text:text-input><text:text-input text:description="">Fecha de finalización</text:text-input></text:h>
            <text:h text:style-name="P1" text:outline-level="2"><text:span text:style-name="T5"><text:text-input text:description="">Puesto</text:text-input></text:span><text:span text:style-name="T1">, </text:span><text:span text:style-name="T5"><text:text-input text:description="">Compañía</text:text-input></text:span></text:h>
            <text:p text:style-name="P7"><text:text-input text:description="">Describa sus responsabilidades y logros recalcando el impacto y los resultados conseguidos. Puede poner ejemplos, pero sea conciso.</text:text-input></text:p>
          </table:table-cell>
        </table:table-row>
        <table:table-row table:style-name="Tabla2.1">
          <table:table-cell table:style-name="Tabla2.A2" office:value-type="string">
            <text:h text:style-name="P3" text:outline-level="3"><text:span text:style-name="T5"><text:text-input text:description="">Fecha de inicio</text:text-input></text:span><text:span text:style-name="T1"><text:s/>– </text:span><text:span text:style-name="T5"><text:text-input text:description="">Fecha de finalización</text:text-input></text:span></text:h>
            <text:h text:style-name="P1" text:outline-level="2"><text:span text:style-name="T5"><text:text-input text:description="">Puesto</text:text-input></text:span><text:span text:style-name="T1">, </text:span><text:span text:style-name="T5"><text:text-input text:description="">Compañía</text:text-input></text:span></text:h>
            <text:p text:style-name="P7"><text:text-input text:description="">Describa sus responsabilidades y logros recalcando el impacto y los resultados conseguidos. Puede poner ejemplos, pero sea conciso.</text:text-input></text:p>
          </table:table-cell>
        </table:table-row>
      </table:table>
      <text:h text:style-name="Heading_20_1" text:outline-level="1"><text:text-input text:description="">Educación</text:text-input>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3" text:outline-level="3"><text:span text:style-name="T5"><text:text-input text:description="">Mes</text:text-input></text:span><text:span text:style-name="T1"><text:s/></text:span><text:span text:style-name="T5"><text:text-input text:description="">Año</text:text-input></text:span></text:h>
            <text:h text:style-name="P1" text:outline-level="2"><text:span text:style-name="T5"><text:text-input text:description="">Nombre del grado</text:text-input></text:span><text:span text:style-name="T1">, </text:span><text:span text:style-name="T5"><text:text-input text:description="">Universidad</text:text-input></text:span></text:h>
            <text:p text:style-name="P7"><text:text-input text:description="">Puede presumir de sus buenas notas y mencionar las recompensas y honores recibidos. No dude en comentar brevemente sus tareas actuales.</text:text-input></text:p>
          </table:table-cell>
        </table:table-row>
        <table:table-row table:style-name="Tabla3.1">
          <table:table-cell table:style-name="Tabla3.A2" office:value-type="string">
            <text:h text:style-name="P3" text:outline-level="3"><text:span text:style-name="T5"><text:text-input text:description="">Mes</text:text-input></text:span><text:span text:style-name="T1"><text:s/></text:span><text:span text:style-name="T5"><text:text-input text:description="">Año</text:text-input></text:span></text:h>
            <text:h text:style-name="P1" text:outline-level="2"><text:span text:style-name="T5"><text:text-input text:description="">Nombre del grado</text:text-input></text:span><text:span text:style-name="T1">, </text:span><text:span text:style-name="T5"><text:text-input text:description="">Universidad</text:text-input></text:span></text:h>
            <text:p text:style-name="P7"><text:text-input text:description="">Puede presumir de sus buenas notas y mencionar las recompensas y honores recibidos. No dude en comentar brevemente sus tareas actuales.</text:text-input></text:p>
          </table:table-cell>
        </table:table-row>
      </table:table>
      <text:h text:style-name="Heading_20_1" text:outline-level="1"><text:text-input text:description="">Aptitudes</text:text-input>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1453872486" text:style-name="WWNum5">
              <text:list-item>
                <text:p text:style-name="P6"><text:text-input text:description="">Enumere sus puntos fuertes que sean relevantes para el puesto al que aspira</text:text-input></text:p>
              </text:list-item>
              <text:list-item>
                <text:p text:style-name="P6"><text:text-input text:description="">Indique uno de sus puntos fuertes</text:text-input></text:p>
              </text:list-item>
            </text:list>
          </table:table-cell>
          <table:table-cell table:style-name="Tabla4.B1" office:value-type="string">
            <text:list xml:id="list83424062066599" text:continue-numbering="true" text:style-name="WWNum5">
              <text:list-item>
                <text:p text:style-name="P6"><text:text-input text:description="">Indique uno de sus puntos fuertes</text:text-input></text:p>
              </text:list-item>
              <text:list-item>
                <text:p text:style-name="P6"><text:text-input text:description="">Indique uno de sus puntos fuertes</text:text-input></text:p>
              </text:list-item>
              <text:list-item>
                <text:p text:style-name="P6"><text:text-input text:description="">Indique uno de sus puntos fuertes</text:text-input></text:p>
              </text:list-item>
            </text:list>
          </table:table-cell>
        </table:table-row>
      </table:table>
      <text:h text:style-name="Heading_20_1" text:outline-level="1"><text:text-input text:description="">Actividades</text:text-input></text:h>
      <text:p text:style-name="Standard"><text:text-input text:description="">En esta sección puede destacar sus aficiones y actividades, siempre que sean relevantes, y cómo se relaciona con los demás. Es buena idea incluir aquí sus experiencias de liderazgo y voluntariado. También puede añadir otros aspectos positivos como publicaciones, certificados o el dominio de idiomas, entre otros.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F" style:font-family-generic-asian="system" style:font-pitch-asian="variable" style:font-size-asian="13pt" style:font-weight-asian="bold" style:font-size-complex="13pt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text-properties fo:text-transform="uppercase" fo:font-weight="bold" style:font-name-asian="F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macro" style:family="paragraph" loext:linked-style-name="Texto_20_macro_20_Car">
      <style:paragraph-properties fo:margin-top="0.141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Standard" loext:linked-style-name="Título_20_Car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/>
    <style:style style:name="Footer" style:family="paragraph" style:parent-style-name="Standard" loext:linked-style-name="Pie_20_de_20_página_20_Car" style:class="extra">
      <style:paragraph-properties fo:text-align="center" style:justify-single-word="false"/>
    </style:style>
    <style:style style:name="Información_20_de_20_contacto" style:display-name="Información de contacto" style:family="paragraph" style:parent-style-name="Standard">
      <style:paragraph-properties fo:text-align="center" style:justify-single-word="false"/>
    </style:style>
    <style:style style:name="List_20_Bullet" style:display-name="List Bullet" style:family="paragraph" style:parent-style-name="Standard" style:list-style-name="WWNum5"/>
    <style:style style:name="List_20_Number" style:display-name="List Number" style:family="paragraph" style:parent-style-name="Standard" style:list-style-name="WWNum7">
      <style:paragraph-properties fo:margin-top="0cm" fo:margin-bottom="0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Quote" style:family="paragraph" style:parent-style-name="Standard" style:next-style-name="Standard" loext:linked-style-name="Cita_20_Car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loext:linked-style-name="Subtítulo_20_Car" style:class="chapter">
      <style:text-properties fo:color="#5a5a5a" loext:opacity="100%" style:font-name-asian="F" style:font-family-generic-asian="system" style:font-pitch-asian="variable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loext:linked-style-name="Texto_20_independiente_20_3_20_Car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loext:linked-style-name="Sangría_20_3_20_de_20_t._20_independiente_20_Car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loext:linked-style-name="Texto_20_comentario_20_Car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Mapa_20_del_20_documento_20_Ca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Texto_20_nota_20_al_20_final_20_Car" style:class="extra">
      <style:text-properties style:font-size-complex="10pt"/>
    </style:style>
    <style:style style:name="envelope_20_return" style:display-name="envelope return" style:family="paragraph" style:parent-style-name="Standard">
      <style:text-properties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loext:linked-style-name="Texto_20_nota_20_pie_20_Car" style:class="extra">
      <style:text-properties style:font-size-complex="10pt"/>
    </style:style>
    <style:style style:name="HTML_20_Preformatted" style:display-name="HTML Preformatted" style:family="paragraph" style:parent-style-name="Standard" loext:linked-style-name="HTML_20_con_20_formato_20_previo_20_Car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Texto_20_sin_20_formato_20_Car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F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loext:linked-style-name="Texto_20_independiente_20_2_20_Car">
      <style:paragraph-properties fo:margin-top="0cm" fo:margin-bottom="0.212cm" style:contextual-spacing="false" fo:line-height="200%"/>
    </style:style>
    <style:style style:name="Body_20_Text_20_Indent" style:display-name="Body Text Indent" style:family="paragraph" style:parent-style-name="Text_20_body" loext:linked-style-name="Texto_20_independiente_20_primera_20_sangría_20_Car">
      <style:paragraph-properties fo:margin-left="0cm" fo:margin-right="0cm" fo:margin-top="0cm" fo:margin-bottom="0.282cm" style:contextual-spacing="false" fo:text-indent="0.635cm" style:auto-text-indent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loext:linked-style-name="Texto_20_independiente_20_primera_20_sangría_20_2_20_Car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Sangría_20_2_20_de_20_t._20_independiente_20_Car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loext:linked-style-name="Cierre_20_Car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loext:linked-style-name="Fecha_20_Car"/>
    <style:style style:name="E-mail_20_Signature" style:display-name="E-mail Signature" style:family="paragraph" style:parent-style-name="Standard" loext:linked-style-name="Firma_20_de_20_correo_20_electrónico_20_Car"/>
    <style:style style:name="envelope_20_address" style:display-name="envelope address" style:family="paragraph" style:parent-style-name="Standard">
      <style:paragraph-properties fo:margin-left="5.08cm" fo:margin-right="0cm" fo:text-indent="0cm" style:auto-text-indent="false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TML_20_Address" style:display-name="HTML Address" style:family="paragraph" style:parent-style-name="Standard" loext:linked-style-name="Dirección_20_HTML_20_Car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>
      <style:text-properties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cm" style:contextual-spacing="tru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margin-top="0cm" fo:margin-bottom="0cm" style:contextual-spacing="true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margin-top="0cm" fo:margin-bottom="0cm" style:contextual-spacing="true" fo:text-indent="-0.635cm" style:auto-text-indent="false"/>
    </style:style>
    <style:style style:name="List_20_Bullet_20_3" style:display-name="List Bullet 3" style:family="paragraph" style:parent-style-name="Standard" style:list-style-name="WWNum4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list-style-name="WWNum10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list-style-name="WWNum11">
      <style:paragraph-properties fo:margin-top="0cm" fo:margin-bottom="0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list-style-name="WWNum6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list-style-name="WWNum8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list-style-name="WWNum12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list-style-name="WWNum13">
      <style:paragraph-properties fo:margin-top="0cm" fo:margin-bottom="0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loext:linked-style-name="Encabezado_20_de_20_mensaje_20_Car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loext:linked-style-name="Encabezado_20_de_20_nota_20_Car"/>
    <style:style style:name="Salutation" style:family="paragraph" style:parent-style-name="Standard" style:next-style-name="Standard" loext:linked-style-name="Saludo_20_Car" style:class="text"/>
    <style:style style:name="Signature" style:family="paragraph" style:parent-style-name="Standard" loext:linked-style-name="Firma_20_Car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Georgia" fo:font-family="Georg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Énfasis_20_en_20_la_20_información_20_de_20_contacto" style:display-name="Énfasis en la información de contacto" style:family="paragraph" style:parent-style-name="Standard">
      <style:paragraph-properties fo:text-align="center" style:justify-single-word="false"/>
      <style:text-properties fo:color="#1d824c" loext:opacity="100%" fo:font-weight="bold" style:font-weight-asian="bold"/>
    </style:style>
    <style:style style:name="List_20_Bullet_20_2" style:display-name="List Bullet 2" style:family="paragraph" style:parent-style-name="Standard" style:list-style-name="WWNum3">
      <style:paragraph-properties fo:margin-top="0cm" fo:margin-bottom="0cm" style:contextual-spacing="true"/>
    </style:style>
    <style:style style:name="Default_20_Paragraph_20_Font" style:display-name="Default Paragraph Font" style:family="text"/>
    <style:style style:name="Texto_20_macro_20_Car" style:display-name="Texto macro Car" style:family="text" style:parent-style-name="Default_20_Paragraph_20_Font" loext:linked-style-name="macro">
      <style:text-properties fo:color="#0e4125" loext:opacity="100%" style:font-name="Consolas" fo:font-family="Consolas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F" style:font-family-generic-asian="system" style:font-pitch-asian="variable" style:font-size-asian="35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595959" loext:opacity="100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1d824c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text-transform="uppercase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/>
    </style:style>
    <style:style style:name="Título_20_4_20_Car" style:display-name="Título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0.5pt" style:font-style-complex="italic"/>
    </style:style>
    <style:style style:name="Cita_20_Car" style:display-name="Cita Car" style:family="text" style:parent-style-name="Default_20_Paragraph_20_Font" loext:linked-style-name="Quote">
      <style:text-properties fo:color="#404040" loext:opacity="100%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1d824c" loext:opacity="100%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letter-spacing="normal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Texto_20_independiente_20_3_20_Car" style:display-name="Texto independiente 3 Car" style:family="text" style:parent-style-name="Default_20_Paragraph_20_Font" loext:linked-style-name="Body_20_Text_20_3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8pt"/>
    </style:style>
    <style:style style:name="Sangría_20_3_20_de_20_t._20_independiente_20_Car" style:display-name="Sangría 3 de t. independiente Car" style:family="text" style:parent-style-name="Default_20_Paragraph_20_Font" loext:linked-style-name="Body_20_Text_20_Indent_20_3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8pt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Texto_20_nota_20_al_20_final_20_Car" style:display-name="Texto nota al final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0pt"/>
    </style:style>
    <style:style style:name="Texto_20_sin_20_formato_20_Car" style:display-name="Texto sin formato Car" style:family="text" style:parent-style-name="Default_20_Paragraph_20_Font" loext:linked-style-name="Plain_20_Text"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 style:font-size-complex="10.5pt"/>
    </style:style>
    <style:style style:name="Título_20_7_20_Car" style:display-name="Título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exto_20_independiente_20_2_20_Car" style:display-name="Texto independiente 2 Car" style:family="text" style:parent-style-name="Default_20_Paragraph_20_Font" loext:linked-style-name="Body_20_Text_20_2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exto_20_independiente_20_primera_20_sangría_20_Car" style:display-name="Texto independiente primera sangría Car" style:family="text" style:parent-style-name="Texto_20_independiente_20_Car" loext:linked-style-name="Body_20_Text_20_Inde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ngría_20_de_20_texto_20_normal_20_Car" style:display-name="Sangría de texto normal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exto_20_independiente_20_primera_20_sangría_20_2_20_Car" style:display-name="Texto independiente primera sangría 2 Car" style:family="text" style:parent-style-name="Sangría_20_de_20_texto_20_normal_20_Car" loext:linked-style-name="Body_20_Text_20_First_20_Indent_20_2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ngría_20_2_20_de_20_t._20_independiente_20_Car" style:display-name="Sangría 2 de t. independiente Car" style:family="text" style:parent-style-name="Default_20_Paragraph_20_Font" loext:linked-style-name="Body_20_Text_20_Indent_20_2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ierre_20_Car" style:display-name="Cierre Car" style:family="text" style:parent-style-name="Default_20_Paragraph_20_Font" loext:linked-style-name="Closing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echa_20_Car" style:display-name="Fecha Car" style:family="text" style:parent-style-name="Default_20_Paragraph_20_Font" loext:linked-style-name="Date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irma_20_de_20_correo_20_electrónico_20_Car" style:display-name="Firma de correo electrónico Car" style:family="text" style:parent-style-name="Default_20_Paragraph_20_Font" loext:linked-style-name="E-mail_20_Signature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dnote_20_Characters" style:display-name="End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f4a27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ootnote_20_Characters" style:display-name="Footnote Characters" style:family="text" style:parent-style-name="Default_20_Paragraph_20_Font">
      <style:text-properties style:text-position="super 58%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Título_20_5_20_Car" style:display-name="Título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TML_20_Acronym" style:display-name="HTML Acronym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Dirección_20_HTML_20_Car" style:display-name="Dirección HTML Car" style:family="text" style:parent-style-name="Default_20_Paragraph_20_Font" loext:linked-style-name="HTML_20_Address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Definition" style:display-name="HTML Definition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HTML_20_Variable" style:display-name="HTML Variable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font-name="Calibri" fo:font-family="Calibri" style:font-family-generic="roman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262626" loext:opacity="100%" style:font-name="Georgia" fo:font-family="Georgia" style:font-family-generic="roman" style:font-pitch="variable" fo:font-size="35pt" fo:font-weight="bold" style:font-size-asian="35pt" style:font-weight-asian="bold" style:font-name-complex="Calibri1" style:font-family-complex="Calibri" style:font-family-generic-complex="system" style:font-pitch-complex="variable" style:font-style-complex="italic"/>
    </style:style>
    <style:style style:name="line_20_number" style:display-name="lin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Encabezado_20_de_20_mensaje_20_Car" style:display-name="Encabezado de mensaje Car" style:family="text" style:parent-style-name="Default_20_Paragraph_20_Font" loext:linked-style-name="Message_20_Header">
      <style:text-properties style:font-name="Georgia" fo:font-family="Georgia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de_20_nota_20_Car" style:display-name="Encabezado de nota Car" style:family="text" style:parent-style-name="Default_20_Paragraph_20_Font" loext:linked-style-name="Note_20_Heading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aludo_20_Car" style:display-name="Saludo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Firma_20_Car" style:display-name="Firma C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Mention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Hashtag" style:family="text" style:parent-style-name="Default_20_Paragraph_20_Font">
      <style:text-properties fo:color="#2b579a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d824c" loext:opacity="100%" style:font-name="Calibri" fo:font-family="Calibri" style:font-family-generic="roman" style:font-pitch="variable" fo:letter-spacing="0.009cm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Smart_20_Hyperlink" style:display-name="Smart Hyperlink" style:family="text" style:parent-style-name="Default_20_Paragraph_20_Font">
      <style:text-properties style:font-name="Calibri" fo:font-family="Calibri" style:font-family-generic="roman" style:font-pitch="variable" style:text-underline-style="dotted" style:text-underline-width="auto" style:text-underline-color="font-color" style:font-name-complex="Calibri1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style:font-name="Calibri" fo:font-family="Calibri" style:font-family-generic="roman" style:font-pitch="variable" fo:background-color="#e1dfdd" style:font-name-complex="Calibri1" style:font-family-complex="Calibri" style:font-family-generic-complex="system" style:font-pitch-complex="variable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fo:color="#1d824c" loext:opacity="100%"/>
    </style:style>
    <style:style style:name="ListLabel_20_2" style:display-name="ListLabel 2" style:family="text">
      <style:text-properties fo:color="#1d824c" loext:opacity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fo:color="#1d824c" loext:opacity="100%" fo:font-size="12pt" style:font-size-asian="12pt"/>
    </style:style>
    <style:style style:name="ListLabel_20_6" style:display-name="ListLabel 6" style:family="text">
      <style:text-properties fo:color="#1d824c" loext:opacity="100%" fo:font-size="12pt" style:font-size-asian="12pt"/>
    </style:style>
    <style:style style:name="ListLabel_20_7" style:display-name="ListLabel 7" style:family="text">
      <style:text-properties fo:color="#1d824c" loext:opacity="100%" fo:font-size="12pt" style:font-size-asian="12pt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fo:color="#1d824c" loext:opacity="100%" fo:font-size="11pt" style:font-size-asian="11pt"/>
    </style:style>
    <style:style style:name="ListLabel_20_16" style:display-name="ListLabel 16" style:family="text">
      <style:text-properties fo:color="#1d824c" loext:opacity="100%" fo:font-size="11pt" style:font-size-asian="11pt"/>
    </style:style>
    <style:style style:name="ListLabel_20_17" style:display-name="ListLabel 17" style:family="text">
      <style:text-properties fo:color="#1d824c" loext:opacity="100%" fo:font-size="11pt" style:font-size-asian="11pt"/>
    </style:style>
    <style:style style:name="ListLabel_20_18" style:display-name="ListLabel 18" style:family="text">
      <style:text-properties fo:color="#1d824c" loext:opacity="100%" fo:font-size="11pt" style:font-size-asian="11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Artículo %1%." style:num-prefix="Artícul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" loext:num-list-format="Sección %1%.%2%" style:num-prefix="Secció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2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2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3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6" loext:num-list-format="文章 %1%.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7" loext:num-list-format="第 %1%.%2% 节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9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60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61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62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rfc-language-tag="es-ES-u-co-trad" fo:language="es" fo:country="ES" style:language-complex="es" style:country-complex="ES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676cm" fo:margin-bottom="1.27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16cm" fo:margin-bottom="1.905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Conector recto 5" draw:style-name="Mgr1" draw:text-style-name="MP1" svg:x1="-0.265cm" svg:y1="5.136cm" svg:x2="21.263cm" svg:y2="5.137cm"><svg:desc>Línea de división de encabezado</svg:desc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12-26T15:01:00</meta:creation-date>
    <dc:date>2022-11-18T08:34:07.408884446</dc:date>
    <meta:editing-duration>PT4M2S</meta:editing-duration>
    <meta:generator>LibreOffice/7.3.6.2$Linux_X86_64 LibreOffice_project/30$Build-2</meta:generator>
    <meta:document-statistic meta:table-count="4" meta:image-count="0" meta:object-count="0" meta:page-count="1" meta:paragraph-count="27" meta:word-count="335" meta:character-count="1696" meta:non-whitespace-character-count="1461"/>
    <meta:user-defined meta:name="AppVersion">16.0000</meta:user-defined>
    <meta:template xlink:type="simple" xlink:actuate="onRequest" xlink:title="Currículum vítae cronológico moderno.dotx" xlink:href=""/>
  </office:meta>
</office:document-meta>
</file>